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bemarle 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2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30">
            <text:p>3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91">
            <text:p>91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43">
            <text:p>43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7">
            <text:p>7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59">
            <text:p>1059</text:p>
          </table:table-cell>
          <table:table-cell table:style-name="ce22" office:value-type="float" office:value="193">
            <text:p>193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4">
            <text:p>4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1">
            <text:p>1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75">
            <text:p>75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">
            <text:p>15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37">
            <text:p>37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08">
            <text:p>1508</text:p>
          </table:table-cell>
          <table:table-cell table:style-name="ce22" office:value-type="float" office:value="138">
            <text:p>138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67">
            <text:p>2567</text:p>
          </table:table-cell>
          <table:table-cell table:style-name="ce22" office:value-type="float" office:value="331">
            <text:p>331</text:p>
          </table:table-cell>
          <table:table-cell table:number-columns-repeated="12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